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line-height="150%"/>
      <style:text-properties officeooo:rsid="001dd267" officeooo:paragraph-rsid="001dd267"/>
    </style:style>
    <style:style style:name="P2" style:family="paragraph" style:parent-style-name="Standard">
      <style:paragraph-properties fo:line-height="150%"/>
      <style:text-properties officeooo:rsid="0020ec7a" officeooo:paragraph-rsid="0020ec7a"/>
    </style:style>
    <style:style style:name="P3" style:family="paragraph" style:parent-style-name="Text_20_body">
      <style:paragraph-properties fo:line-height="150%"/>
      <style:text-properties officeooo:rsid="0020ec7a" officeooo:paragraph-rsid="0020ec7a"/>
    </style:style>
    <style:style style:name="P4" style:family="paragraph" style:parent-style-name="Standard">
      <style:paragraph-properties fo:line-height="150%" fo:text-align="center" style:justify-single-word="false"/>
      <style:text-properties fo:font-style="italic" fo:font-weight="bold" officeooo:rsid="001d5ac8" officeooo:paragraph-rsid="001d5ac8" style:font-style-asian="italic" style:font-weight-asian="bold" style:font-style-complex="italic" style:font-weight-complex="bold"/>
    </style:style>
    <style:style style:name="P5" style:family="paragraph" style:parent-style-name="Standard">
      <style:paragraph-properties fo:line-height="150%" fo:text-align="justify" style:justify-single-word="false"/>
      <style:text-properties fo:font-style="normal" fo:font-weight="normal" officeooo:rsid="001d5ac8" officeooo:paragraph-rsid="001d5ac8" style:font-style-asian="normal" style:font-weight-asian="normal" style:font-style-complex="normal" style:font-weight-complex="normal"/>
    </style:style>
    <style:style style:name="P6" style:family="paragraph" style:parent-style-name="Standard">
      <style:paragraph-properties fo:line-height="150%"/>
      <style:text-properties fo:font-style="normal" fo:font-weight="normal" officeooo:rsid="001f9370" officeooo:paragraph-rsid="001f9370"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solid" style:text-underline-width="auto" style:text-underline-color="font-color" fo:font-weight="bold" officeooo:rsid="00224dc6" officeooo:paragraph-rsid="00224dc6" style:font-style-asian="normal" style:font-weight-asian="bold" style:font-style-complex="normal" style:font-weight-complex="bold"/>
    </style:style>
    <style:style style:name="P8" style:family="paragraph" style:parent-style-name="Standard">
      <style:paragraph-properties fo:line-height="150%"/>
      <style:text-properties officeooo:rsid="001ddb07" officeooo:paragraph-rsid="001ddb07"/>
    </style:style>
    <style:style style:name="P9" style:family="paragraph" style:parent-style-name="Text_20_body">
      <style:paragraph-properties fo:line-height="150%"/>
      <style:text-properties officeooo:rsid="001ddb07" officeooo:paragraph-rsid="001ddb07"/>
    </style:style>
    <style:style style:name="P10" style:family="paragraph" style:parent-style-name="Standard">
      <style:paragraph-properties fo:line-height="150%"/>
      <style:text-properties style:font-name="Liberation Serif" fo:font-size="12pt" officeooo:rsid="001f9370" officeooo:paragraph-rsid="001f9370" style:font-size-asian="10.5pt" style:font-size-complex="12pt"/>
    </style:style>
    <style:style style:name="P11" style:family="paragraph" style:parent-style-name="Standard">
      <style:paragraph-properties fo:line-height="150%"/>
      <style:text-properties style:font-name="Liberation Serif" fo:font-size="12pt" officeooo:rsid="001ddb07" officeooo:paragraph-rsid="001ddb07" style:font-size-asian="10.5pt" style:font-size-complex="12pt"/>
    </style:style>
    <style:style style:name="P12" style:family="paragraph" style:parent-style-name="Standard">
      <style:paragraph-properties fo:line-height="150%"/>
      <style:text-properties style:font-name="Liberation Serif" fo:font-size="12pt" fo:font-style="normal" fo:font-weight="normal" officeooo:rsid="001ddb07" officeooo:paragraph-rsid="001ddb07" style:font-size-asian="10.5pt" style:font-style-asian="normal" style:font-weight-asian="normal" style:font-size-complex="12pt"/>
    </style:style>
    <style:style style:name="P13" style:family="paragraph" style:parent-style-name="Standard">
      <style:paragraph-properties fo:line-height="150%"/>
      <style:text-properties officeooo:rsid="001f9370" officeooo:paragraph-rsid="001f9370"/>
    </style:style>
    <style:style style:name="P14" style:family="paragraph" style:parent-style-name="Standard">
      <style:paragraph-properties fo:line-height="150%"/>
      <style:text-properties officeooo:rsid="00202998" officeooo:paragraph-rsid="00202998"/>
    </style:style>
    <style:style style:name="P15" style:family="paragraph" style:parent-style-name="Text_20_body">
      <style:paragraph-properties fo:line-height="150%"/>
      <style:text-properties style:text-underline-style="solid" style:text-underline-width="auto" style:text-underline-color="font-color" fo:font-weight="bold" officeooo:rsid="00224dc6" officeooo:paragraph-rsid="00224dc6" style:font-weight-asian="bold" style:font-weight-complex="bold"/>
    </style:style>
    <style:style style:name="P16" style:family="paragraph" style:parent-style-name="Text_20_body">
      <style:paragraph-properties fo:line-height="150%" fo:break-before="page"/>
      <style:text-properties style:text-underline-style="solid" style:text-underline-width="auto" style:text-underline-color="font-color" fo:font-weight="bold" officeooo:rsid="0025c37e" officeooo:paragraph-rsid="0025c37e" style:font-weight-asian="bold" style:font-weight-complex="bold"/>
    </style:style>
    <style:style style:name="P17" style:family="paragraph" style:parent-style-name="Text_20_body">
      <style:text-properties officeooo:paragraph-rsid="001dd267"/>
    </style:style>
    <style:style style:name="P18" style:family="paragraph" style:parent-style-name="Text_20_body">
      <style:paragraph-properties fo:line-height="150%"/>
      <style:text-properties style:text-underline-style="none" fo:font-weight="normal" officeooo:rsid="00224dc6" officeooo:paragraph-rsid="00224dc6" style:font-weight-asian="normal" style:font-weight-complex="normal"/>
    </style:style>
    <style:style style:name="P19" style:family="paragraph" style:parent-style-name="Text_20_body">
      <style:paragraph-properties fo:line-height="150%"/>
      <style:text-properties style:text-underline-style="none" fo:font-weight="normal" officeooo:rsid="0022d53a" officeooo:paragraph-rsid="0022d53a" style:font-weight-asian="normal" style:font-weight-complex="normal"/>
    </style:style>
    <style:style style:name="P20" style:family="paragraph" style:parent-style-name="Text_20_body">
      <style:paragraph-properties fo:line-height="150%"/>
      <style:text-properties style:text-underline-style="none" fo:font-weight="normal" officeooo:rsid="00247b6e" officeooo:paragraph-rsid="00247b6e" style:font-weight-asian="normal" style:font-weight-complex="normal"/>
    </style:style>
    <style:style style:name="P21" style:family="paragraph" style:parent-style-name="Text_20_body">
      <style:paragraph-properties fo:line-height="150%"/>
      <style:text-properties style:text-underline-style="none" fo:font-weight="normal" officeooo:rsid="0025c37e" officeooo:paragraph-rsid="0025c37e" style:font-weight-asian="normal" style:font-weight-complex="normal"/>
    </style:style>
    <style:style style:name="P22" style:family="paragraph" style:parent-style-name="Text_20_body">
      <style:paragraph-properties fo:line-height="150%"/>
      <style:text-properties style:text-underline-style="none" fo:font-weight="bold" officeooo:rsid="0025c37e" officeooo:paragraph-rsid="0025c37e" style:font-weight-asian="bold" style:font-weight-complex="bold"/>
    </style:style>
    <style:style style:name="P23" style:family="paragraph" style:parent-style-name="Standard">
      <style:paragraph-properties fo:line-height="150%"/>
      <style:text-properties fo:font-weight="normal" officeooo:rsid="001f9370" officeooo:paragraph-rsid="001f9370" style:font-weight-asian="normal" style:font-weight-complex="normal"/>
    </style:style>
    <style:style style:name="P24" style:family="paragraph" style:parent-style-name="Text_20_body">
      <style:paragraph-properties fo:line-height="150%"/>
      <style:text-properties fo:font-weight="normal" officeooo:rsid="001ddb07" officeooo:paragraph-rsid="001ddb07" style:font-weight-asian="normal" style:font-weight-complex="normal"/>
    </style:style>
    <style:style style:name="P25" style:family="paragraph" style:parent-style-name="Heading_20_1">
      <style:text-properties officeooo:rsid="001dd267" officeooo:paragraph-rsid="001dd267"/>
    </style:style>
    <style:style style:name="P26" style:family="paragraph" style:parent-style-name="Heading_20_2">
      <style:text-properties officeooo:rsid="0020ec7a" officeooo:paragraph-rsid="0020ec7a"/>
    </style:style>
    <style:style style:name="P27" style:family="paragraph" style:parent-style-name="Standard" style:list-style-name="L1">
      <style:paragraph-properties fo:line-height="150%"/>
      <style:text-properties style:font-name="Liberation Serif" fo:font-size="12pt" fo:font-style="normal" fo:font-weight="normal" officeooo:rsid="001ddb07" officeooo:paragraph-rsid="001ddb07" style:font-size-asian="10.5pt" style:font-style-asian="normal" style:font-weight-asian="normal" style:font-size-complex="12pt"/>
    </style:style>
    <style:style style:name="P28" style:family="paragraph" style:parent-style-name="Standard" style:list-style-name="L2">
      <style:paragraph-properties fo:line-height="150%"/>
      <style:text-properties fo:font-weight="normal" officeooo:rsid="001f9370" officeooo:paragraph-rsid="001f9370" style:font-weight-asian="normal" style:font-weight-complex="normal"/>
    </style:style>
    <style:style style:name="P29" style:family="paragraph" style:parent-style-name="Standard" style:list-style-name="L2">
      <style:paragraph-properties fo:line-height="150%"/>
      <style:text-properties officeooo:rsid="001f9370" officeooo:paragraph-rsid="001f9370"/>
    </style:style>
    <style:style style:name="P30" style:family="paragraph" style:parent-style-name="Text_20_body" style:list-style-name="L3">
      <style:paragraph-properties fo:line-height="150%"/>
      <style:text-properties style:text-underline-style="none" fo:font-weight="bold" officeooo:rsid="0025c37e" officeooo:paragraph-rsid="0025c37e" style:font-weight-asian="bold" style:font-weight-complex="bold"/>
    </style:style>
    <style:style style:name="P31" style:family="paragraph" style:parent-style-name="Text_20_body" style:list-style-name="L3">
      <style:paragraph-properties fo:line-height="150%"/>
      <style:text-properties style:text-underline-style="none" fo:font-weight="bold" officeooo:rsid="0025c37e" officeooo:paragraph-rsid="0026e9bf" style:font-weight-asian="bold" style:font-weight-complex="bold"/>
    </style:style>
    <style:style style:name="P32" style:family="paragraph" style:parent-style-name="Text_20_body" style:list-style-name="L3">
      <style:paragraph-properties fo:line-height="150%"/>
      <style:text-properties style:text-underline-style="none" fo:font-weight="bold" officeooo:rsid="0025c37e" officeooo:paragraph-rsid="002a88b2" style:font-weight-asian="bold" style:font-weight-complex="bold"/>
    </style:style>
    <style:style style:name="P33" style:family="paragraph" style:parent-style-name="Text_20_body" style:list-style-name="L4">
      <style:paragraph-properties fo:line-height="150%"/>
      <style:text-properties style:text-underline-style="none" fo:font-weight="bold" officeooo:rsid="0025c37e" officeooo:paragraph-rsid="002be14b" style:font-weight-asian="bold" style:font-weight-complex="bold"/>
    </style:style>
    <style:style style:name="P34" style:family="paragraph" style:parent-style-name="Text_20_body">
      <style:paragraph-properties fo:line-height="150%"/>
      <style:text-properties style:text-underline-style="none" fo:font-weight="bold" officeooo:rsid="0025c37e" officeooo:paragraph-rsid="00285e8d" style:font-weight-asian="bold" style:font-weight-complex="bold"/>
    </style:style>
    <style:style style:name="P35" style:family="paragraph" style:parent-style-name="Text_20_body" style:list-style-name="L3">
      <style:paragraph-properties fo:line-height="150%"/>
      <style:text-properties style:text-underline-style="none" fo:font-weight="bold" officeooo:rsid="00285e8d" officeooo:paragraph-rsid="00285e8d" style:font-weight-asian="bold" style:font-weight-complex="bold"/>
    </style:style>
    <style:style style:name="P36" style:family="paragraph" style:parent-style-name="Text_20_body" style:list-style-name="L3">
      <style:paragraph-properties fo:line-height="150%"/>
      <style:text-properties style:text-underline-style="none" fo:font-weight="bold" officeooo:rsid="00285e8d" officeooo:paragraph-rsid="002be14b" style:font-weight-asian="bold" style:font-weight-complex="bold"/>
    </style:style>
    <style:style style:name="P37" style:family="paragraph" style:parent-style-name="Text_20_body" style:list-style-name="L4">
      <style:paragraph-properties fo:line-height="150%"/>
      <style:text-properties style:text-underline-style="none" fo:font-weight="bold" officeooo:rsid="00285e8d" officeooo:paragraph-rsid="00285e8d" style:font-weight-asian="bold" style:font-weight-complex="bold"/>
    </style:style>
    <style:style style:name="P38" style:family="paragraph" style:parent-style-name="Text_20_body" style:list-style-name="L4">
      <style:paragraph-properties fo:line-height="150%"/>
      <style:text-properties style:text-underline-style="none" fo:font-weight="bold" officeooo:rsid="00285e8d" officeooo:paragraph-rsid="002a88b2" style:font-weight-asian="bold" style:font-weight-complex="bold"/>
    </style:style>
    <style:style style:name="P39" style:family="paragraph" style:parent-style-name="Text_20_body" style:list-style-name="L4">
      <style:paragraph-properties fo:line-height="150%"/>
      <style:text-properties style:text-underline-style="none" fo:font-weight="bold" officeooo:rsid="00285e8d" officeooo:paragraph-rsid="002be14b" style:font-weight-asian="bold" style:font-weight-complex="bold"/>
    </style:style>
    <style:style style:name="P40" style:family="paragraph" style:parent-style-name="Text_20_body" style:list-style-name="L4">
      <style:paragraph-properties fo:line-height="150%"/>
      <style:text-properties style:text-underline-style="none" fo:font-weight="bold" officeooo:rsid="002a88b2" officeooo:paragraph-rsid="002a88b2" style:font-weight-asian="bold" style:font-weight-complex="bold"/>
    </style:style>
    <style:style style:name="P41" style:family="paragraph" style:parent-style-name="Text_20_body" style:list-style-name="L4">
      <style:paragraph-properties fo:line-height="150%"/>
      <style:text-properties style:text-underline-style="none" fo:font-weight="bold" officeooo:rsid="002be14b" officeooo:paragraph-rsid="002be14b" style:font-weight-asian="bold" style:font-weight-complex="bold"/>
    </style:style>
    <style:style style:name="P42" style:family="paragraph" style:parent-style-name="Text_20_body">
      <style:paragraph-properties fo:line-height="150%"/>
      <style:text-properties style:text-underline-style="none" fo:font-weight="bold" officeooo:rsid="002be14b" officeooo:paragraph-rsid="002be14b" style:font-weight-asian="bold" style:font-weight-complex="bold"/>
    </style:style>
    <style:style style:name="P43" style:family="paragraph" style:parent-style-name="Text_20_body">
      <style:paragraph-properties fo:line-height="150%"/>
      <style:text-properties style:text-underline-style="none" fo:font-weight="normal" officeooo:rsid="0025c37e" officeooo:paragraph-rsid="0025c37e" style:font-weight-asian="normal" style:font-weight-complex="normal"/>
    </style:style>
    <style:style style:name="P44" style:family="paragraph" style:parent-style-name="Text_20_body" style:list-style-name="L3">
      <style:paragraph-properties fo:line-height="150%"/>
      <style:text-properties style:text-underline-style="none" fo:font-weight="normal" officeooo:rsid="0025c37e" officeooo:paragraph-rsid="0025c37e" style:font-weight-asian="normal" style:font-weight-complex="normal"/>
    </style:style>
    <style:style style:name="P45" style:family="paragraph" style:parent-style-name="Text_20_body" style:list-style-name="L3">
      <style:paragraph-properties fo:line-height="150%"/>
      <style:text-properties style:text-underline-style="none" fo:font-weight="normal" officeooo:rsid="00285e8d" officeooo:paragraph-rsid="00285e8d" style:font-weight-asian="normal" style:font-weight-complex="normal"/>
    </style:style>
    <style:style style:name="P46" style:family="paragraph" style:parent-style-name="Text_20_body">
      <style:paragraph-properties fo:line-height="150%"/>
      <style:text-properties style:text-underline-style="none" fo:font-weight="normal" officeooo:rsid="00285e8d" officeooo:paragraph-rsid="00285e8d" style:font-weight-asian="normal" style:font-weight-complex="normal"/>
    </style:style>
    <style:style style:name="P47" style:family="paragraph" style:parent-style-name="Text_20_body" style:list-style-name="L4">
      <style:paragraph-properties fo:line-height="150%"/>
      <style:text-properties style:text-underline-style="none" fo:font-weight="normal" officeooo:rsid="00285e8d" officeooo:paragraph-rsid="00285e8d" style:font-weight-asian="normal" style:font-weight-complex="normal"/>
    </style:style>
    <style:style style:name="P48" style:family="paragraph" style:parent-style-name="Text_20_body" style:list-style-name="L4">
      <style:paragraph-properties fo:line-height="150%"/>
      <style:text-properties style:text-underline-style="none" fo:font-weight="normal" officeooo:rsid="00285e8d" officeooo:paragraph-rsid="002a88b2" style:font-weight-asian="normal" style:font-weight-complex="normal"/>
    </style:style>
    <style:style style:name="P49" style:family="paragraph" style:parent-style-name="Text_20_body" style:list-style-name="L4">
      <style:paragraph-properties fo:line-height="150%"/>
      <style:text-properties style:text-underline-style="none" fo:font-weight="normal" officeooo:rsid="00285e8d" officeooo:paragraph-rsid="002be14b" style:font-weight-asian="normal" style:font-weight-complex="normal"/>
    </style:style>
    <style:style style:name="P50" style:family="paragraph" style:parent-style-name="Text_20_body" style:list-style-name="L4">
      <style:paragraph-properties fo:line-height="150%"/>
      <style:text-properties style:text-underline-style="none" fo:font-weight="normal" officeooo:rsid="002be14b" officeooo:paragraph-rsid="002be14b" style:font-weight-asian="normal" style:font-weight-complex="normal"/>
    </style:style>
    <style:style style:name="P51" style:family="paragraph" style:parent-style-name="Text_20_body" style:list-style-name="L3">
      <style:paragraph-properties fo:line-height="150%"/>
      <style:text-properties fo:language="es" fo:country="ES" style:text-underline-style="none" fo:font-weight="bold" officeooo:rsid="002be14b" officeooo:paragraph-rsid="002be14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991a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db07" style:font-weight-asian="normal" style:font-weight-complex="normal"/>
    </style:style>
    <style:style style:name="T5" style:family="text">
      <style:text-properties fo:font-weight="normal" officeooo:rsid="0026e9bf" style:font-weight-asian="normal" style:font-weight-complex="normal"/>
    </style:style>
    <style:style style:name="T6" style:family="text">
      <style:text-properties fo:font-weight="normal" officeooo:rsid="00285e8d" style:font-weight-asian="normal" style:font-weight-complex="normal"/>
    </style:style>
    <style:style style:name="T7" style:family="text">
      <style:text-properties fo:font-weight="normal" officeooo:rsid="002a88b2" style:font-weight-asian="normal" style:font-weight-complex="normal"/>
    </style:style>
    <style:style style:name="T8" style:family="text">
      <style:text-properties fo:font-weight="normal" officeooo:rsid="002be14b" style:font-weight-asian="normal" style:font-weight-complex="normal"/>
    </style:style>
    <style:style style:name="T9" style:family="text">
      <style:text-properties style:font-name="Liberation Mono" fo:font-size="10.5pt" fo:font-style="normal" fo:font-weight="normal" style:font-size-asian="10.5pt" style:font-style-asian="normal" style:font-weight-asian="normal"/>
    </style:style>
    <style:style style:name="T10" style:family="text">
      <style:text-properties fo:font-style="normal" fo:font-weight="normal" style:font-style-asian="normal" style:font-weight-asian="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f9370" style:font-style-asian="normal" style:font-weight-asian="normal" style:font-style-complex="normal" style:font-weight-complex="normal"/>
    </style:style>
    <style:style style:name="T13" style:family="text">
      <style:text-properties fo:font-style="normal" fo:font-weight="bold" style:font-style-asian="normal" style:font-weight-asian="bold"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224dc6"/>
    </style:style>
    <style:style style:name="T16" style:family="text">
      <style:text-properties officeooo:rsid="0022d53a"/>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834b9"/>
    </style:style>
    <style:style style:name="T19" style:family="text">
      <style:text-properties officeooo:rsid="002834b9"/>
    </style:style>
    <style:style style:name="T20" style:family="text">
      <style:text-properties officeooo:rsid="00285e8d"/>
    </style:style>
    <style:style style:name="T21" style:family="text">
      <style:text-properties officeooo:rsid="002991a8"/>
    </style:style>
    <style:style style:name="T22" style:family="text">
      <style:text-properties officeooo:rsid="002a88b2"/>
    </style:style>
    <style:style style:name="T23" style:family="text">
      <style:text-properties officeooo:rsid="002be14b"/>
    </style:style>
    <style:style style:name="T24" style:family="text">
      <style:text-properties fo:language="es" fo:country="ES"/>
    </style:style>
    <style:style style:name="T25" style:family="text">
      <style:text-properties fo:language="es" fo:country="ES" fo:font-weight="normal" style:font-weight-asian="normal" style:font-weight-complex="normal"/>
    </style:style>
    <style:style style:name="T26" style:family="text">
      <style:text-properties fo:language="es" fo:country="ES" fo:font-weight="normal" officeooo:rsid="002be14b" style:font-weight-asian="normal" style:font-weight-complex="normal"/>
    </style:style>
    <style:style style:name="T27" style:family="text">
      <style:text-properties fo:language="es" fo:country="ES" officeooo:rsid="002c9e7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arrollo de Calculadora de Daños para League of Legends</text:p>
      <text:p text:style-name="P4">Autor: Novakay</text:p>
      <text:p text:style-name="P4"/>
      <text:p text:style-name="P5">El presente documento expone de manera textual y descriptiva el desarrollo de una aplicación de escritorio para calcular los valores de daño en general del videojuego League of Legends, teniendo en cuenta principalmente valores como el tipo de daño, las estadísticas de resistencias y las estadísticas que las reducen.</text:p>
      <text:p text:style-name="P5"/>
      <text:h text:style-name="P25" text:outline-level="1">Fundamentos Teóricos del daño en League of Legends</text:h>
      <text:p text:style-name="P17"/>
      <text:p text:style-name="P1">El daño en League of Legends se instancia en dos tipos de daño principales: <text:span text:style-name="T1">Daño Físico y Daño Mágico.</text:span></text:p>
      <text:p text:style-name="P1"><text:span text:style-name="T3">El daño físico es el tipo de daño principal del videojuego, el cual puede ser realizado por casi todos los campeones y demás personajes y criaturas. La estadística que reduce este tipo de daño es la </text:span><text:span text:style-name="T1">Armadura, </text:span><text:span text:style-name="T3">la cual dependiendo de su cantidad reducirá el daño físico a recibir de manera porcentual según un valor numérico. Al tratarse de un tipo de daño que casi todo elemento tiene, el cálculo de la reducción de daño y el daño que se aplica realmente se divide en dos instancias, que son la </text:span><text:span text:style-name="T1">Armadura Base </text:span><text:span text:style-name="T3">del objeto (un campeón, súbdito, monstruo, torreta, ect.) y la </text:span><text:span text:style-name="T1">Armadura Adicional </text:span><text:span text:style-name="T4"><text:s/>que posea dicho objeto.</text:span></text:p>
      <text:p text:style-name="P9"><text:span text:style-name="T3">El daño mágico es un tipo de daño secundario del juego, mayormente aplicado por efectos de campeones u objetos y usado habitualmente para las escalas de de habilidades y efectos en general. La estadística que reduce el daño mágico es la</text:span><text:span text:style-name="T1"> Resistencia Mágica (conocida como MR),</text:span><text:span text:style-name="T3"> la cual reduce el daño de manera porcentual, tal como la armadura. El cálculo de la reducción de daño mágico se hace directamente sobre el valor total de resistencia mágica, sin tomar en cuenta su valor base o adicional.</text:span></text:p>
      <text:p text:style-name="P9"><text:soft-page-break/></text:p>
      <text:p text:style-name="P24">La fórmula general para calcular el Daño Real que se hace sobre un objetivo con armadura o resistencia mágica es la siguiente:</text:p>
      <text:p text:style-name="P8"><text:span text:style-name="T9"><draw:frame draw:style-name="fr1" draw:name="Objeto1" text:anchor-type="as-char" svg:y="-0.619cm" svg:width="4.246cm" svg:height="0.998cm" draw:z-index="0"><draw:object xlink:href="./Object 1" xlink:type="simple" xlink:show="embed" xlink:actuate="onLoad"/><draw:image xlink:href="./ObjectReplacements/Object 1" xlink:type="simple" xlink:show="embed" xlink:actuate="onLoad"/></draw:frame></text:span><text:span text:style-name="T9">ó </text:span><text:span text:style-name="T9"><draw:frame draw:style-name="fr1" draw:name="Objeto2" text:anchor-type="as-char" svg:y="-0.619cm" svg:width="4.036cm" svg:height="0.998cm" draw:z-index="1"><draw:object xlink:href="./Object 2" xlink:type="simple" xlink:show="embed" xlink:actuate="onLoad"/><draw:image xlink:href="./ObjectReplacements/Object 2" xlink:type="simple" xlink:show="embed" xlink:actuate="onLoad"/></draw:frame></text:span></text:p>
      <text:p text:style-name="P8"/>
      <text:p text:style-name="P12">El de la izquierda representa el cálculo de Daño Físico Real a aplicar, y el de la derecha el Daño Mágico Real, dónde:</text:p>
      <text:p text:style-name="P11"/>
      <text:list text:style-name="L1">
        <text:list-item>
          <text:p text:style-name="P27">Df/Dm: Daño Físico o Mágico que se aplica</text:p>
        </text:list-item>
        <text:list-item>
          <text:p text:style-name="P27">Armor: Armadura</text:p>
        </text:list-item>
        <text:list-item>
          <text:p text:style-name="P27">MR: Resistencia Mágica</text:p>
        </text:list-item>
      </text:list>
      <text:p text:style-name="P11"/>
      <text:p text:style-name="P10"><text:span text:style-name="T10">Previos a estos cálculos, se evalúa si quien realiza el daño posee las estadísticas que reducen las resistencias, como lo son la </text:span><text:span text:style-name="T13">Reducción Plana o Porcentual de Armadura o de Resistencia Mágica y La Penetración Porcentual de Armadura o de Magia y la Letalidad o Penetración Mágica.</text:span></text:p>
      <text:p text:style-name="P10"/>
      <text:p text:style-name="P23">En las reducciones de armadura es donde se toma en cuenta los valores base y adicionales de armadura, mientras que en la reducción de resistencia mágica se toma el valor total del mismo. El orden de cálculo de las reducciones se hace de una forma fija, buscando que los valores de armadura y/o resistencia mágica no caigan por debajo de 0. El orden establecido en este sistema es el siguiente:</text:p>
      <text:p text:style-name="P13"/>
      <text:list text:style-name="L2">
        <text:list-item>
          <text:p text:style-name="P28">Reducciones Planas: Restan directamente la cantidad determinada a la Armadura/MR del objetivo</text:p>
        </text:list-item>
        <text:list-item>
          <text:p text:style-name="P28">Reducciones Porcentuales: Resta un porcentaje del valor actual de Armadura/MR del objetivo</text:p>
        </text:list-item>
        <text:list-item>
          <text:p text:style-name="P29"><text:span text:style-name="T3">Penetración Porcentual: </text:span><text:span text:style-name="T14">Ignora</text:span><text:span text:style-name="T3"> un porcentaje del valor actual de Armadura/MR del objetivo; Ignorar resistencias significa que no reduce su valor pero el daño aplica como si tuviera una reducción aplicada por el atacante.</text:span></text:p>
        </text:list-item>
        <text:list-item>
          <text:p text:style-name="P29"><text:soft-page-break/><text:span text:style-name="T3">Letalidad/Penetración Mágica: </text:span><text:span text:style-name="T14">Ignora </text:span><text:span text:style-name="T11">un valor fijo de Armadura/MR del objetivo; mismo concepto de ignorar resistencia que la porcentual.</text:span></text:p>
        </text:list-item>
      </text:list>
      <text:p text:style-name="P13"/>
      <text:p text:style-name="P6">Los cálculos que corresponden a las reducciones mencionadas utilizan las siguientes fórmulas:</text:p>
      <text:p text:style-name="P13"/>
      <text:p text:style-name="P7">REDUCCIONES DE ARMADURA</text:p>
      <text:p text:style-name="P13"/>
      <text:p text:style-name="P13"><text:span text:style-name="T11">Reducción Plana de Armadura: </text:span><text:span text:style-name="T11"><draw:frame draw:style-name="fr1" draw:name="Objeto3" text:anchor-type="as-char" svg:y="-0.619cm" svg:width="6.553cm" svg:height="0.998cm" draw:z-index="2"><draw:object xlink:href="./Object 3" xlink:type="simple" xlink:show="embed" xlink:actuate="onLoad"/><draw:image xlink:href="./ObjectReplacements/Object 3" xlink:type="simple" xlink:show="embed" xlink:actuate="onLoad"/></draw:frame></text:span></text:p>
      <text:p text:style-name="P6">Dónde » Ab: Armadura Base; Aa: Armadura Adicional; RPA: Reducción Plana que se aplica.</text:p>
      <text:p text:style-name="P13"/>
      <text:p text:style-name="P13"><text:span text:style-name="T11">Reducción Porcentual de Armadura: </text:span><text:span text:style-name="T11"><draw:frame draw:style-name="fr1" draw:name="Objeto4" text:anchor-type="as-char" svg:y="-0.619cm" svg:width="9.245cm" svg:height="0.998cm" draw:z-index="3"><draw:object xlink:href="./Object 4" xlink:type="simple" xlink:show="embed" xlink:actuate="onLoad"/><draw:image xlink:href="./ObjectReplacements/Object 4" xlink:type="simple" xlink:show="embed" xlink:actuate="onLoad"/></draw:frame></text:span></text:p>
      <text:p text:style-name="P6">Dónde » Ab: Armadura Base; Aa: Armadura Adicional; R%A: Reducción Porcentual que se aplica.</text:p>
      <text:p text:style-name="P13"/>
      <text:p text:style-name="P14"><text:span text:style-name="T11">Penetración Porcentual de Armadura: </text:span><text:span text:style-name="T11"><draw:frame draw:style-name="fr1" draw:name="Objeto5" text:anchor-type="as-char" svg:y="-0.619cm" svg:width="14.593cm" svg:height="0.998cm" draw:z-index="4"><draw:object xlink:href="./Object 5" xlink:type="simple" xlink:show="embed" xlink:actuate="onLoad"/><draw:image xlink:href="./ObjectReplacements/Object 5" xlink:type="simple" xlink:show="embed" xlink:actuate="onLoad"/></draw:frame></text:span></text:p>
      <text:p text:style-name="P14"><text:span text:style-name="T11">Dónde » </text:span><text:span text:style-name="T12">Ab: Armadura Base; Aa: Armadura Adicional; </text:span><text:span text:style-name="T11">P</text:span><text:span text:style-name="T12">%A: </text:span><text:span text:style-name="T11">Penetración</text:span><text:span text:style-name="T12"> Porcentual que se aplica </text:span><text:span text:style-name="T11">al calcular el daño</text:span><text:span text:style-name="T12">; </text:span><text:span text:style-name="T11">Pen.: Penetración que se aplica sobre la Armadura.</text:span></text:p>
      <text:p text:style-name="P14"/>
      <text:p text:style-name="P14"><text:span text:style-name="T11">Letalidad: </text:span><text:span text:style-name="T11"><draw:frame draw:style-name="fr1" draw:name="Objeto6" text:anchor-type="as-char" svg:y="-0.619cm" svg:width="15.896cm" svg:height="0.998cm" draw:z-index="5"><draw:object xlink:href="./Object 6" xlink:type="simple" xlink:show="embed" xlink:actuate="onLoad"/><draw:image xlink:href="./ObjectReplacements/Object 6" xlink:type="simple" xlink:show="embed" xlink:actuate="onLoad"/></draw:frame></text:span></text:p>
      <text:p text:style-name="P2"><text:span text:style-name="T11">Dónde » LR: Letalidad que se aplica a la Armadura según el nivel del campeón; Let: Letalidad que posee el objeto; PPA: Penetración Física que se aplica al daño según LR; </text:span><text:span text:style-name="T12">Ab: Armadura Base; Aa: Armadura Adicional.</text:span></text:p>
      <text:p text:style-name="P2"/>
      <text:h text:style-name="P26" text:outline-level="2">Sobre la Letalidad</text:h>
      <text:p text:style-name="P3">La Letalidad es realmente para el sistema de daño la Penetración Física Plana, sin embargo se debe evaluar según el nivel del campeón usuario, ya que ignorar un mínimo de 10 de armadura <text:soft-page-break/>directamente en el juego temprano <text:span text:style-name="T15">es</text:span> un desequilibrio para el juego. Así, por ejemplo un campeón de nivel 4 con un Puñal Serrado sólo podrá ignorar 7 de armadura en vez de los 10 que otorga el item con la Letalidad.</text:p>
      <text:p text:style-name="P3"/>
      <text:p text:style-name="P3"/>
      <text:p text:style-name="P15">REDUCCIONES DE RESISTENCIA MÁGICA</text:p>
      <text:p text:style-name="P15"/>
      <text:p text:style-name="P18">Reducción Plana de MR: <draw:frame draw:style-name="fr1" draw:name="Objeto7" text:anchor-type="as-char" svg:y="-0.377cm" svg:width="3.113cm" svg:height="0.467cm" draw:z-index="6"><draw:object xlink:href="./Object 7" xlink:type="simple" xlink:show="embed" xlink:actuate="onLoad"/><draw:image xlink:href="./ObjectReplacements/Object 7" xlink:type="simple" xlink:show="embed" xlink:actuate="onLoad"/></draw:frame></text:p>
      <text:p text:style-name="P18">Dónde » M<text:span text:style-name="T16">R</text:span>t: Res. Mágica Total; MR: Valor de MR actual; Rmr: Reducción que se aplica.</text:p>
      <text:p text:style-name="P18"/>
      <text:p text:style-name="P18">Reducción Porcentual de MR: <draw:frame draw:style-name="fr1" draw:name="Objeto8" text:anchor-type="as-char" svg:y="-0.619cm" svg:width="4.657cm" svg:height="0.998cm" draw:z-index="7"><draw:object xlink:href="./Object 8" xlink:type="simple" xlink:show="embed" xlink:actuate="onLoad"/><draw:image xlink:href="./ObjectReplacements/Object 8" xlink:type="simple" xlink:show="embed" xlink:actuate="onLoad"/></draw:frame></text:p>
      <text:p text:style-name="P19">Dónde » <text:span text:style-name="T15">M</text:span>R<text:span text:style-name="T15">t: Res. Mágica Total; MR: Valor de MR actual; R%: Reducción </text:span>Porcentual<text:span text:style-name="T15"> que se aplica.</text:span></text:p>
      <text:p text:style-name="P19"/>
      <text:p text:style-name="P19">Penetración Porcentual de MR: <draw:frame draw:style-name="fr1" draw:name="Objeto9" text:anchor-type="as-char" svg:y="-0.619cm" svg:width="9.647cm" svg:height="0.998cm" draw:z-index="8"><draw:object xlink:href="./Object 9" xlink:type="simple" xlink:show="embed" xlink:actuate="onLoad"/><draw:image xlink:href="./ObjectReplacements/Object 9" xlink:type="simple" xlink:show="embed" xlink:actuate="onLoad"/></draw:frame></text:p>
      <text:p text:style-name="P20">Dónde » P%: Penetración que se aplica al daño; MR: Valor de MR actual.</text:p>
      <text:p text:style-name="P20"/>
      <text:p text:style-name="P20">Penetración Mágica: <draw:frame draw:style-name="fr1" draw:name="Objeto10" text:anchor-type="as-char" svg:y="-0.619cm" svg:width="8.414cm" svg:height="0.998cm" draw:z-index="9"><draw:object xlink:href="./Object 10" xlink:type="simple" xlink:show="embed" xlink:actuate="onLoad"/><draw:image xlink:href="./ObjectReplacements/Object 10" xlink:type="simple" xlink:show="embed" xlink:actuate="onLoad"/></draw:frame></text:p>
      <text:p text:style-name="P20">Dónde » PPm: Penetración plana que se aplica al daño, MR: Valor de MR actual.</text:p>
      <text:p text:style-name="P20"/>
      <text:p text:style-name="P16">EFECTOS DE AUMENTO DE DAÑO</text:p>
      <text:p text:style-name="P21"/>
      <text:p text:style-name="P21"><text:span text:style-name="T1">Golpe Crítico:</text:span> es un ataque, mayormente de ataque básico, que hace daño físico adicional igual a un 75% del daño original. Los golpes críticos ocurren por probabilidad, que van de un 0% hasta un máximo del 100% dependiendo de los items o efectos que aumenten dicha probabilidad. Hasta los momentos, sólo los campeones Yasuo y Yone pueden convertir el exceso de probabilidad de Golpe Crítico en AD adicional. El porcentaje de daño adicional por golpe crítico puede amplificarse hasta un <text:span text:style-name="T1">1</text:span><text:span text:style-name="T2">15</text:span><text:span text:style-name="T1">% de daño físico adicional</text:span> al tener comprado el <text:span text:style-name="T17">Filo del Infinito</text:span> . El cálculo aplicado para los golpes críticos son sencillos:</text:p>
      <text:p text:style-name="P21">Golpe crítico natural: <draw:frame draw:style-name="fr1" draw:name="Objeto11" text:anchor-type="as-char" svg:y="-0.386cm" svg:width="3.605cm" svg:height="0.506cm" draw:z-index="10"><draw:object xlink:href="./Object 11" xlink:type="simple" xlink:show="embed" xlink:actuate="onLoad"/><draw:image xlink:href="./ObjectReplacements/Object 11" xlink:type="simple" xlink:show="embed" xlink:actuate="onLoad"/></draw:frame></text:p>
      <text:p text:style-name="P21">Golpe crítico con el Filo del Infinito adquirido: <draw:frame draw:style-name="fr1" draw:name="Objeto12" text:anchor-type="as-char" svg:y="-0.386cm" svg:width="3.605cm" svg:height="0.508cm" draw:z-index="11"><draw:object xlink:href="./Object 12" xlink:type="simple" xlink:show="embed" xlink:actuate="onLoad"/><draw:image xlink:href="./ObjectReplacements/Object 12" xlink:type="simple" xlink:show="embed" xlink:actuate="onLoad"/><svg:desc>fórmula</svg:desc></draw:frame></text:p>
      <text:p text:style-name="P21">Dónde » Dft: Daño fisico total a realizar; Df: daño físico base</text:p>
      <text:p text:style-name="P21"/>
      <text:p text:style-name="P21">Por ejemplo, un ataque que inflige 100 de daño y resulta ser un golpe crítico natural, después del cálculo realizará 175 de daño, y si fuera un golpe crítico con el aumento del Filo, realizará 2<text:span text:style-name="T21">15</text:span> de daño.</text:p>
      <text:p text:style-name="P21"/>
      <text:p text:style-name="P21"><text:span text:style-name="T1">Daño según la vida actual</text:span>: es un efecto <text:span text:style-name="T19">de daño</text:span> <text:span text:style-name="T19">el</text:span> cual <text:span text:style-name="T19">hace </text:span><text:span text:style-name="T20">daño</text:span><text:span text:style-name="T19"> o</text:span> aumenta el daño a infligir según un porcentaje de la vida actual del objetivo. La vida actual se refiere a la vida que el objetivo posee en el momento, obviando el valor de la vida máxima del mismo. <text:span text:style-name="T19">Como ejemplo esta el objeto</text:span><text:span text:style-name="T18"> Espada del Rey Arruinado</text:span><text:span text:style-name="T19">, cuyo efecto hace que los ataques básicos aumenten su daño físico según la vida actual del objetivo. El</text:span> cálculo del daño de este efecto es el siguiente:</text:p>
      <text:p text:style-name="P21"><draw:frame draw:style-name="fr1" draw:name="Objeto13" text:anchor-type="as-char" svg:y="-0.386cm" svg:width="3.679cm" svg:height="0.508cm" draw:z-index="12"><draw:object xlink:href="./Object 13" xlink:type="simple" xlink:show="embed" xlink:actuate="onLoad"/><draw:image xlink:href="./ObjectReplacements/Object 13" xlink:type="simple" xlink:show="embed" xlink:actuate="onLoad"/></draw:frame>Para campeones a melé;</text:p>
      <text:p text:style-name="P21"><draw:frame draw:style-name="fr1" draw:name="Objeto14" text:anchor-type="as-char" svg:y="-0.386cm" svg:width="3.9cm" svg:height="0.508cm" draw:z-index="13"><draw:object xlink:href="./Object 14" xlink:type="simple" xlink:show="embed" xlink:actuate="onLoad"/><draw:image xlink:href="./ObjectReplacements/Object 14" xlink:type="simple" xlink:show="embed" xlink:actuate="onLoad"/><svg:desc>fórmula</svg:desc></draw:frame>Para campeones a rango.</text:p>
      <text:p text:style-name="P21">Por ejemplo, al tener la Espada como un campeón a melé, un ataque básico hacia un objetivo con 1000 de vida actualmente hará 1<text:span text:style-name="T22">0</text:span>0 de daño físico adicional, y en el caso de ser un campeón a rango hará <text:span text:style-name="T22">6</text:span>0 de daño físico adicional.</text:p>
      <text:p text:style-name="P22"><text:soft-page-break/>Daño según la vida máxima: <text:span text:style-name="T3">es un efecto que poseen varios elementos del juego, el cual </text:span><text:span text:style-name="T6">hace daño o</text:span><text:span text:style-name="T3"> suma una cantidad de daño adicional dependiendo de la vida máxima del objetivo. La vida máxima, en contraparte de la vida actual, se refiere a la cantidad máxima de vida que puede tener un elemento, obviando </text:span><text:span text:style-name="T6">en gran parte</text:span><text:span text:style-name="T3"> la vida actual del objetivo.</text:span></text:p>
      <text:p text:style-name="P34"><text:span text:style-name="T3">Para el daño en general, los efectos de aumento de daño según la vida máxima que ofrece de base el juego, </text:span><text:span text:style-name="T6">descartando los efectos de habilidades de campeones,</text:span><text:span text:style-name="T3"> son muchos.</text:span></text:p>
      <text:p text:style-name="P34"><text:span text:style-name="T3"/></text:p>
      <text:p text:style-name="P42"><text:span text:style-name="T25">Lista de Efectos de aumento de Daño:</text:span></text:p>
      <text:p text:style-name="P21">En Runas:</text:p>
      <text:list xml:id="list1426157314" text:style-name="L3">
        <text:list-item>
          <text:p text:style-name="P44">Golpe de Gracia (Precisión): aumenta el daño a realizar en un 8% si el objetivo está por debajo del 40% de su vida máxima.</text:p>
          <text:p text:style-name="P30"><text:span text:style-name="T3">Cálculo: </text:span><text:span text:style-name="T3"><draw:frame draw:style-name="fr1" draw:name="Objeto15" text:anchor-type="as-char" svg:y="-0.386cm" svg:width="7.257cm" svg:height="0.506cm" draw:z-index="14"><draw:object xlink:href="./Object 15" xlink:type="simple" xlink:show="embed" xlink:actuate="onLoad"/><draw:image xlink:href="./ObjectReplacements/Object 15" xlink:type="simple" xlink:show="embed" xlink:actuate="onLoad"/></draw:frame></text:span></text:p>
          <text:p text:style-name="P30"><text:span text:style-name="T3">Dónde » HPn: Vida Actual </text:span><text:span text:style-name="T5">del objetivo</text:span><text:span text:style-name="T3">; HPM: Vida Máxima </text:span><text:span text:style-name="T5">del objetivo</text:span><text:span text:style-name="T3">; Dt: Daño total; D: Daño general</text:span></text:p>
        </text:list-item>
        <text:list-item>
          <text:p text:style-name="P31"><text:span text:style-name="T3">Corte (Precisión): aumenta el daño a realizar </text:span><text:span text:style-name="T7">en un 8%</text:span><text:span text:style-name="T3"> si el objetivo tiene </text:span><text:span text:style-name="T7">mas del 50% de su vida maxima actualmente.</text:span></text:p>
          <text:p text:style-name="P31"><text:span text:style-name="T5">Cálculo: </text:span><text:span text:style-name="T3"><text:s/></text:span><text:span text:style-name="T3"><draw:frame draw:style-name="fr1" draw:name="Objeto16" text:anchor-type="as-char" svg:y="-0.386cm" svg:width="6.773cm" svg:height="0.508cm" draw:z-index="15"><draw:object xlink:href="./Object 16" xlink:type="simple" xlink:show="embed" xlink:actuate="onLoad"/><draw:image xlink:href="./ObjectReplacements/Object 16" xlink:type="simple" xlink:show="embed" xlink:actuate="onLoad"/></draw:frame></text:span></text:p>
          <text:p text:style-name="P32"><text:span text:style-name="T3">Dónde » HPn: Vida Actual </text:span><text:span text:style-name="T5">del objetivo</text:span><text:span text:style-name="T3">; HPM: Vida Máxima </text:span><text:span text:style-name="T5">del objetivo</text:span><text:span text:style-name="T3">; Dt: Daño total; D: Daño general</text:span></text:p>
        </text:list-item>
        <text:list-item>
          <text:p text:style-name="P45">Agarre del Perpetuo (Garras del Inmortal): Luego de 3 segundos en combate, potencia el siguiente ataque básico el cual inflige daño mágico igual a un (3,5% para campeones a melé y 2,1% para campeones a rango) de la vida máxima del atacante.</text:p>
        </text:list-item>
        <text:list-item>
          <text:p text:style-name="P35"><text:span text:style-name="T5">D</text:span><text:span text:style-name="T3">emolición: Al estar 3 segundos cerca de una torreta, el siguiente ataque básico contra dicha torreta hará daño físico adicional base más un 35% de la vida máxima del atacante como daño físico adicional.</text:span></text:p>
        </text:list-item>
        <text:list-item>
          <text:p text:style-name="P51"><text:span text:style-name="T3">Estrategia Ofensiva: Al aplicar 3 ataques básicos consecutivos a un campeón, hace que puedas infligir 8% de daño adicional a dicho campeón hasta el final del combate</text:span></text:p>
          <text:p text:style-name="P36"><text:soft-page-break/><text:span text:style-name="T3">Cálculo del aumento de daño: </text:span><text:span text:style-name="T3"><draw:frame draw:style-name="fr1" draw:name="Objeto24" text:anchor-type="as-char" svg:y="-0.386cm" svg:width="3.149cm" svg:height="0.508cm" draw:z-index="23"><draw:object xlink:href="./Object 24" xlink:type="simple" xlink:show="embed" xlink:actuate="onLoad"/><draw:image xlink:href="./ObjectReplacements/Object 24" xlink:type="simple" xlink:show="embed" xlink:actuate="onLoad"/><svg:desc>fórmula</svg:desc></draw:frame></text:span></text:p>
        </text:list-item>
      </text:list>
      <text:p text:style-name="P46">En Objetos:</text:p>
      <text:list xml:id="list2298730941" text:style-name="L4">
        <text:list-item>
          <text:p text:style-name="P47"><text:span text:style-name="T22">Antifaz → </text:span>Angustia de Liandry: Cuando afectas a un objetivo con efecto de daño mágico, causa una quemadura que hace una cantidad de daño mágico <text:span text:style-name="T22">del</text:span> <text:span text:style-name="T22">1</text:span>% de la vida máxima del objetivo. También amplifica el daño mágico que se realiza al objetivo hasta un <text:span text:style-name="T22">6</text:span>% <text:span text:style-name="T22">según el tiempo en combate</text:span>.</text:p>
          <text:p text:style-name="P37"><text:span text:style-name="T3">Cálculo del aumento de daño mágico: </text:span><text:span text:style-name="T3"><draw:frame draw:style-name="fr1" draw:name="Objeto18" text:anchor-type="as-char" svg:y="-0.386cm" svg:width="4.803cm" svg:height="0.508cm" draw:z-index="16"><draw:object xlink:href="./Object 18" xlink:type="simple" xlink:show="embed" xlink:actuate="onLoad"/><draw:image xlink:href="./ObjectReplacements/Object 18" xlink:type="simple" xlink:show="embed" xlink:actuate="onLoad"/></draw:frame></text:span></text:p>
          <text:p text:style-name="P47">Dónde » DMt: Daño mágico total; Dm: Daño mágico; <text:span text:style-name="T22">t</text:span>: <text:span text:style-name="T22">Tiempo en segundos</text:span>.</text:p>
          <text:p text:style-name="P37">NOTA<text:span text:style-name="T3">: </text:span><text:span text:style-name="T7">La acumulación máxima es de 6%, que corresponde a 3 segundos en combate para acumularse</text:span></text:p>
        </text:list-item>
        <text:list-item>
          <text:p text:style-name="P40"><text:span text:style-name="T3">Agrietador: </text:span><text:span text:style-name="T6">amplifica el daño </text:span><text:span text:style-name="T3">general</text:span><text:span text:style-name="T6"> que se realiza al objetivo hasta un </text:span><text:span text:style-name="T3">10</text:span><text:span text:style-name="T6">% </text:span><text:span text:style-name="T3">según el tiempo en combate</text:span><text:span text:style-name="T6">.</text:span></text:p>
          <text:p text:style-name="P38"><text:span text:style-name="T3">Cálculo del aumento de daño: </text:span><text:span text:style-name="T3"><draw:frame draw:style-name="fr1" draw:name="Objeto17" text:anchor-type="as-char" svg:y="-0.386cm" svg:width="3.863cm" svg:height="0.508cm" draw:z-index="17"><draw:object xlink:href="./Object 17" xlink:type="simple" xlink:show="embed" xlink:actuate="onLoad"/><draw:image xlink:href="./ObjectReplacements/Object 17" xlink:type="simple" xlink:show="embed" xlink:actuate="onLoad"/><svg:desc>fórmula</svg:desc></draw:frame></text:span></text:p>
          <text:p text:style-name="P48">Dónde » Dt: Daño total; D: Daño <text:span text:style-name="T23">general</text:span>; <text:span text:style-name="T22">t</text:span>: <text:span text:style-name="T22">Tiempo en segundos</text:span>.</text:p>
          <text:p text:style-name="P38">NOTA<text:span text:style-name="T3">: </text:span><text:span text:style-name="T7">La acumulación máxima es de 10%, que corresponde a 5 segundos en combate para acumularse</text:span></text:p>
        </text:list-item>
        <text:list-item>
          <text:p text:style-name="P41"><text:span text:style-name="T7">L</text:span><text:span text:style-name="T3">anza de Shojin: amplifica el </text:span><text:span text:style-name="T6">daño </text:span><text:span text:style-name="T3">general hasta un 12% según el casteo de habilidades por segundo o el </text:span><text:span text:style-name="T6">daño </text:span><text:span text:style-name="T3">sobre segundo realizado con habilidades</text:span></text:p>
          <text:p text:style-name="P39"><text:span text:style-name="T3">Cálculo del aumento de daño: </text:span><text:span text:style-name="T3"><draw:frame draw:style-name="fr1" draw:name="Objeto19" text:anchor-type="as-char" svg:y="-0.386cm" svg:width="4.422cm" svg:height="0.508cm" draw:z-index="18"><draw:object xlink:href="./Object 19" xlink:type="simple" xlink:show="embed" xlink:actuate="onLoad"/><draw:image xlink:href="./ObjectReplacements/Object 19" xlink:type="simple" xlink:show="embed" xlink:actuate="onLoad"/><svg:desc>fórmula</svg:desc></draw:frame></text:span></text:p>
          <text:p text:style-name="P49">Dónde » Dt: Daño total; D: Daño <text:span text:style-name="T23">general</text:span>; <text:span text:style-name="T23">H: habilidad/</text:span>daño <text:span text:style-name="T23">de habilidad</text:span> <text:span text:style-name="T22">t</text:span>: <text:span text:style-name="T22">Tiempo en segundos</text:span>.</text:p>
          <text:p text:style-name="P39">NOTA<text:span text:style-name="T3">: </text:span><text:span text:style-name="T7">La acumulación máxima es de 1</text:span><text:span text:style-name="T8">2</text:span><text:span text:style-name="T7">%, que corresponde a </text:span><text:span text:style-name="T8">4</text:span><text:span text:style-name="T7"> </text:span><text:span text:style-name="T8">habilidades lanzadas cada una en un segundo o 4 segundos de </text:span><text:span text:style-name="T3">daño </text:span><text:span text:style-name="T8">de habilidades</text:span><text:span text:style-name="T7"> en combate para acumularse</text:span></text:p>
        </text:list-item>
        <text:list-item>
          <text:p text:style-name="P50"><text:soft-page-break/>Canción de Sangre: Al afectar a un campeón enemigo con el efecto de Hoja encantada de este item, hace que reciba (10% con campeones a melé/5% con campeones a rango) de <text:span text:style-name="T20">daño </text:span>aumentado en general durante 6 segundos</text:p>
          <text:p text:style-name="P39"><text:span text:style-name="T3">Cálculo del aumento de daño </text:span><text:span text:style-name="T8">(Campeón a melé)</text:span><text:span text:style-name="T3">: </text:span><text:span text:style-name="T3"><draw:frame draw:style-name="fr1" draw:name="Objeto20" text:anchor-type="as-char" svg:y="-0.386cm" svg:width="2.932cm" svg:height="0.508cm" draw:z-index="19"><draw:object xlink:href="./Object 20" xlink:type="simple" xlink:show="embed" xlink:actuate="onLoad"/><draw:image xlink:href="./ObjectReplacements/Object 20" xlink:type="simple" xlink:show="embed" xlink:actuate="onLoad"/><svg:desc>fórmula</svg:desc></draw:frame></text:span></text:p>
          <text:p text:style-name="P39"><text:span text:style-name="T3">Cálculo del aumento de daño </text:span><text:span text:style-name="T8">(Campeón a rango)</text:span><text:span text:style-name="T3">: </text:span><text:span text:style-name="T3"><draw:frame draw:style-name="fr1" draw:name="Objeto21" text:anchor-type="as-char" svg:y="-0.386cm" svg:width="3.147cm" svg:height="0.508cm" draw:z-index="20"><draw:object xlink:href="./Object 21" xlink:type="simple" xlink:show="embed" xlink:actuate="onLoad"/><draw:image xlink:href="./ObjectReplacements/Object 21" xlink:type="simple" xlink:show="embed" xlink:actuate="onLoad"/><svg:desc>fórmula</svg:desc></draw:frame></text:span></text:p>
        </text:list-item>
        <text:list-item>
          <text:p text:style-name="P41"><text:span text:style-name="T3">Lumbría: Aumenta el </text:span><text:span text:style-name="T6">daño </text:span><text:span text:style-name="T25">mágico y verdadero de habilidades en un 20% contra campeones que estén por debajo del 35% de su vida. Si es daño por segundo o de mascotas, se amplifica en vez por un 30%.</text:span></text:p>
          <text:p text:style-name="P33"><text:span text:style-name="T25">Cálculo </text:span><text:span text:style-name="T26">(Daño único)</text:span><text:span text:style-name="T25">: </text:span><text:span text:style-name="T25"><draw:frame draw:style-name="fr1" draw:name="Objeto22" text:anchor-type="as-char" svg:y="-0.386cm" svg:width="8.359cm" svg:height="0.508cm" draw:z-index="21"><draw:object xlink:href="./Object 22" xlink:type="simple" xlink:show="embed" xlink:actuate="onLoad"/><draw:image xlink:href="./ObjectReplacements/Object 22" xlink:type="simple" xlink:show="embed" xlink:actuate="onLoad"/><svg:desc>fórmula</svg:desc></draw:frame></text:span></text:p>
          <text:p text:style-name="P33"><text:span text:style-name="T25">Cálculo </text:span><text:span text:style-name="T26">(Daño por segundo/Mascota)</text:span><text:span text:style-name="T25">: </text:span><text:span text:style-name="T25"><draw:frame draw:style-name="fr1" draw:name="Objeto23" text:anchor-type="as-char" svg:y="-0.386cm" svg:width="8.364cm" svg:height="0.508cm" draw:z-index="22"><draw:object xlink:href="./Object 23" xlink:type="simple" xlink:show="embed" xlink:actuate="onLoad"/><draw:image xlink:href="./ObjectReplacements/Object 23" xlink:type="simple" xlink:show="embed" xlink:actuate="onLoad"/><svg:desc>fórmula</svg:desc></draw:frame></text:span></text:p>
        </text:list-item>
        <text:list-item>
          <text:p text:style-name="P47">Eclipse: hacer daño 2 veces a un objetivo activa el item, el cual hará daño físico igual a un 6% de la vida máxima del objetivo al ser un campeón a melé y un 3% <text:s/>de la vida máxima del objetivo como daño físico adicional al ser un campeón a rango…</text:p>
        </text:list-item>
        <text:list-item>
          <text:p text:style-name="P47">El Coleccionista: infligir daño post-mitigado a un objetivo cuya vida actual está por debajo del 5% de su vida máxima lo ejecuta directamente.</text:p>
        </text:list-item>
        <text:list-item>
          <text:p text:style-name="P47">Corazón de Acero: al estar 3 segundo cerca de un campeón enemigo, el siguiente ataque básico hará daño físico adicional más un <text:span text:style-name="T27">12</text:span>% de la vida<text:span text:style-name="T24"> </text:span><text:span text:style-name="T27">adicional</text:span><text:span text:style-name="T24"> </text:span>del atacante como daño físico adicional.</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VE" style:letter-kerning="true" style:font-name-asian="Liberation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6cm" style:writing-mode="lr-tb"/>
      <style:text-properties style:use-window-font-color="true" loext:opacity="0%" style:font-name="Liberation Serif" fo:font-size="12pt" fo:language="es" fo:country="VE" style:letter-kerning="true" style:font-name-asian="Liberation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14:03:53.113013150</meta:creation-date>
    <dc:date>2024-08-25T13:15:42.569462860</dc:date>
    <meta:editing-duration>PT6H9M16S</meta:editing-duration>
    <meta:editing-cycles>9</meta:editing-cycles>
    <meta:generator>LibreOffice/7.4.7.2$Linux_X86_64 LibreOffice_project/40$Build-2</meta:generator>
    <meta:document-statistic meta:table-count="0" meta:image-count="0" meta:object-count="24" meta:page-count="8" meta:paragraph-count="86" meta:word-count="1868" meta:character-count="10637" meta:non-whitespace-character-count="8869"/>
  </office:meta>
</office:document-meta>
</file>

<file path=Object 1/content.xml><?xml version="1.0" encoding="utf-8"?>
<math xmlns="http://www.w3.org/1998/Math/MathML" display="block">
  <semantics>
    <mrow>
      <mi mathvariant="italic">Dfr</mi>
      <mo stretchy="false">=</mo>
      <mrow>
        <mi mathvariant="italic">Df</mi>
        <mo stretchy="false">/</mo>
        <mrow>
          <mo fence="true" stretchy="false">(</mo>
          <mrow>
            <mrow>
              <mn>1</mn>
              <mo stretchy="false">+</mo>
              <mrow>
                <mo fence="true" stretchy="false">(</mo>
                <mrow>
                  <mfrac>
                    <mi mathvariant="italic">Armor</mi>
                    <mn>100</mn>
                  </mfrac>
                </mrow>
                <mo fence="true" stretchy="false">)</mo>
              </mrow>
            </mrow>
          </mrow>
          <mo fence="true" stretchy="false">)</mo>
        </mrow>
      </mrow>
    </mrow>
    <annotation encoding="StarMath 5.0">Dfr = Df / ( 1 + ( {Armor} over {100} ) )</annotation>
  </semantics>
</math>
</file>

<file path=Object 10/content.xml><?xml version="1.0" encoding="utf-8"?>
<math xmlns="http://www.w3.org/1998/Math/MathML" display="block">
  <semantics>
    <mrow>
      <mrow>
        <mi mathvariant="italic">PPm</mi>
        <mo stretchy="false">=</mo>
        <mrow>
          <mi mathvariant="italic">MR</mi>
          <mo stretchy="false">−</mo>
          <mi mathvariant="italic">Pmr</mi>
        </mrow>
      </mrow>
      <mi>,</mi>
      <mrow>
        <mi mathvariant="italic">Dmr</mi>
        <mo stretchy="false">=</mo>
        <mrow>
          <mi mathvariant="italic">Dm</mi>
          <mo stretchy="false">/</mo>
          <mrow>
            <mo fence="true" stretchy="false">(</mo>
            <mrow>
              <mrow>
                <mn>1</mn>
                <mo stretchy="false">+</mo>
                <mrow>
                  <mo fence="true" stretchy="false">(</mo>
                  <mrow>
                    <mfrac>
                      <mrow>
                        <mi mathvariant="italic">MR</mi>
                        <mo stretchy="false">−</mo>
                        <mi mathvariant="italic">PPm</mi>
                      </mrow>
                      <mn>100</mn>
                    </mfrac>
                  </mrow>
                  <mo fence="true" stretchy="false">)</mo>
                </mrow>
              </mrow>
            </mrow>
            <mo fence="true" stretchy="false">)</mo>
          </mrow>
        </mrow>
      </mrow>
    </mrow>
    <annotation encoding="StarMath 5.0">PPm = MR - Pmr, Dmr = Dm / ( 1 + ( {MR-PPm} over {100} ) )</annotation>
  </semantics>
</math>
</file>

<file path=Object 11/content.xml><?xml version="1.0" encoding="utf-8"?>
<math xmlns="http://www.w3.org/1998/Math/MathML" display="block">
  <semantics>
    <mrow>
      <mi mathvariant="italic">Dft</mi>
      <mo stretchy="false">=</mo>
      <mrow>
        <mi mathvariant="italic">Df</mi>
        <mo stretchy="false">+</mo>
        <mrow>
          <mo fence="true" form="prefix" stretchy="false">(</mo>
          <mrow>
            <mrow>
              <mi mathvariant="italic">Df</mi>
              <mo stretchy="false">∗</mo>
              <mn>0,75</mn>
            </mrow>
          </mrow>
          <mo fence="true" form="postfix" stretchy="false">)</mo>
        </mrow>
      </mrow>
    </mrow>
    <annotation encoding="StarMath 5.0">Dft = Df + ( Df * 0,75 )</annotation>
  </semantics>
</math>
</file>

<file path=Object 12/content.xml><?xml version="1.0" encoding="utf-8"?>
<math xmlns="http://www.w3.org/1998/Math/MathML" display="block">
  <semantics>
    <mrow>
      <mi mathvariant="italic">Dft</mi>
      <mo stretchy="false">=</mo>
      <mrow>
        <mi mathvariant="italic">Df</mi>
        <mo stretchy="false">+</mo>
        <mrow>
          <mo fence="true" form="prefix" stretchy="false">(</mo>
          <mrow>
            <mrow>
              <mi mathvariant="italic">Df</mi>
              <mo stretchy="false">∗</mo>
              <mn>1,15</mn>
            </mrow>
          </mrow>
          <mo fence="true" form="postfix" stretchy="false">)</mo>
        </mrow>
      </mrow>
    </mrow>
    <annotation encoding="StarMath 5.0">Dft = Df + ( Df * 1,15 )</annotation>
  </semantics>
</math>
</file>

<file path=Object 13/content.xml><?xml version="1.0" encoding="utf-8"?>
<math xmlns="http://www.w3.org/1998/Math/MathML" display="block">
  <semantics>
    <mrow>
      <mi mathvariant="italic">Dft</mi>
      <mo stretchy="false">=</mo>
      <mrow>
        <mi mathvariant="italic">Df</mi>
        <mo stretchy="false">+</mo>
        <mrow>
          <mo fence="true" form="prefix" stretchy="false">(</mo>
          <mrow>
            <mrow>
              <mi mathvariant="italic">HPn</mi>
              <mo stretchy="false">∗</mo>
              <mn>0,1</mn>
            </mrow>
          </mrow>
          <mo fence="true" form="postfix" stretchy="false">)</mo>
        </mrow>
      </mrow>
    </mrow>
    <annotation encoding="StarMath 5.0">Dft = Df + ( HPn * 0,1 )</annotation>
  </semantics>
</math>
</file>

<file path=Object 14/content.xml><?xml version="1.0" encoding="utf-8"?>
<math xmlns="http://www.w3.org/1998/Math/MathML" display="block">
  <semantics>
    <mrow>
      <mi mathvariant="italic">Dft</mi>
      <mo stretchy="false">=</mo>
      <mrow>
        <mi mathvariant="italic">Df</mi>
        <mo stretchy="false">+</mo>
        <mrow>
          <mo fence="true" form="prefix" stretchy="false">(</mo>
          <mrow>
            <mrow>
              <mi mathvariant="italic">HPn</mi>
              <mo stretchy="false">∗</mo>
              <mn>0,06</mn>
            </mrow>
          </mrow>
          <mo fence="true" form="postfix" stretchy="false">)</mo>
        </mrow>
      </mrow>
    </mrow>
    <annotation encoding="StarMath 5.0">Dft = Df + ( HPn * 0,06 )</annotation>
  </semantics>
</math>
</file>

<file path=Object 15/content.xml><?xml version="1.0" encoding="utf-8"?>
<math xmlns="http://www.w3.org/1998/Math/MathML" display="block">
  <semantics>
    <mrow>
      <mi mathvariant="italic">Sí</mi>
      <mrow>
        <mi mathvariant="italic">HPn</mi>
        <mo stretchy="false">≤</mo>
        <mrow>
          <mo fence="true" form="prefix" stretchy="false">(</mo>
          <mrow>
            <mrow>
              <mi mathvariant="italic">HPM</mi>
              <mo stretchy="false">∗</mo>
              <mn>0,4</mn>
            </mrow>
          </mrow>
          <mo fence="true" form="postfix" stretchy="false">)</mo>
        </mrow>
      </mrow>
      <mo stretchy="false">⇒</mo>
      <mrow>
        <mi mathvariant="italic">Dt</mi>
        <mo stretchy="false">=</mo>
        <mrow>
          <mi>D</mi>
          <mo stretchy="false">+</mo>
          <mrow>
            <mo fence="true" form="prefix" stretchy="false">(</mo>
            <mrow>
              <mrow>
                <mi>D</mi>
                <mo stretchy="false">∗</mo>
                <mn>0,08</mn>
              </mrow>
            </mrow>
            <mo fence="true" form="postfix" stretchy="false">)</mo>
          </mrow>
        </mrow>
      </mrow>
    </mrow>
    <annotation encoding="StarMath 5.0"> Sí HPn &lt;= (HPM*0,4) drarrow Dt = D + ( D*0,08 ) </annotation>
  </semantics>
</math>
</file>

<file path=Object 16/content.xml><?xml version="1.0" encoding="utf-8"?>
<math xmlns="http://www.w3.org/1998/Math/MathML" display="block">
  <semantics>
    <mrow>
      <mi mathvariant="italic">Sí</mi>
      <mrow>
        <mi mathvariant="italic">HPn</mi>
        <mo stretchy="false">&gt;</mo>
        <mrow>
          <mo fence="true" form="prefix" stretchy="false">(</mo>
          <mrow>
            <mrow>
              <mi mathvariant="italic">HPM</mi>
              <mo stretchy="false">/</mo>
              <mn>2</mn>
            </mrow>
          </mrow>
          <mo fence="true" form="postfix" stretchy="false">)</mo>
        </mrow>
      </mrow>
      <mo stretchy="false">⇒</mo>
      <mrow>
        <mi mathvariant="italic">Dt</mi>
        <mo stretchy="false">=</mo>
        <mrow>
          <mi>D</mi>
          <mo stretchy="false">+</mo>
          <mrow>
            <mo fence="true" form="prefix" stretchy="false">(</mo>
            <mrow>
              <mrow>
                <mi>D</mi>
                <mo stretchy="false">∗</mo>
                <mn>0,08</mn>
              </mrow>
            </mrow>
            <mo fence="true" form="postfix" stretchy="false">)</mo>
          </mrow>
        </mrow>
      </mrow>
    </mrow>
    <annotation encoding="StarMath 5.0">Sí HPn  &gt; ( HPM/2 ) drarrow Dt = D + ( D * 0,08)</annotation>
  </semantics>
</math>
</file>

<file path=Object 17/content.xml><?xml version="1.0" encoding="utf-8"?>
<math xmlns="http://www.w3.org/1998/Math/MathML" display="block">
  <semantics>
    <mrow>
      <mi mathvariant="italic">Dt</mi>
      <mo stretchy="false">=</mo>
      <mrow>
        <mi>D</mi>
        <mo stretchy="false">+</mo>
        <mrow>
          <mo fence="true" form="prefix" stretchy="false">(</mo>
          <mrow>
            <mrow>
              <mi>D</mi>
              <mo stretchy="false">∗</mo>
              <mrow>
                <mo fence="true" form="prefix" stretchy="false">(</mo>
                <mrow>
                  <mrow>
                    <mn>0,02</mn>
                    <mo stretchy="false">∗</mo>
                    <mi>t</mi>
                  </mrow>
                </mrow>
                <mo fence="true" form="postfix" stretchy="false">)</mo>
              </mrow>
            </mrow>
          </mrow>
          <mo fence="true" form="postfix" stretchy="false">)</mo>
        </mrow>
      </mrow>
    </mrow>
    <annotation encoding="StarMath 5.0">Dt = D + ( D * (0,02 * t)  )</annotation>
  </semantics>
</math>
</file>

<file path=Object 18/content.xml><?xml version="1.0" encoding="utf-8"?>
<math xmlns="http://www.w3.org/1998/Math/MathML" display="block">
  <semantics>
    <mrow>
      <mi mathvariant="italic">DMt</mi>
      <mo stretchy="false">=</mo>
      <mrow>
        <mi mathvariant="italic">Dm</mi>
        <mo stretchy="false">+</mo>
        <mrow>
          <mo fence="true" form="prefix" stretchy="false">(</mo>
          <mrow>
            <mrow>
              <mi mathvariant="italic">Dm</mi>
              <mo stretchy="false">∗</mo>
              <mrow>
                <mo fence="true" form="prefix" stretchy="false">(</mo>
                <mrow>
                  <mrow>
                    <mn>0,02</mn>
                    <mo stretchy="false">∗</mo>
                    <mi>t</mi>
                  </mrow>
                </mrow>
                <mo fence="true" form="postfix" stretchy="false">)</mo>
              </mrow>
            </mrow>
          </mrow>
          <mo fence="true" form="postfix" stretchy="false">)</mo>
        </mrow>
      </mrow>
    </mrow>
    <annotation encoding="StarMath 5.0">DMt = Dm + ( Dm * (0,02 * t)  )</annotation>
  </semantics>
</math>
</file>

<file path=Object 19/content.xml><?xml version="1.0" encoding="utf-8"?>
<math xmlns="http://www.w3.org/1998/Math/MathML" display="block">
  <semantics>
    <mrow>
      <mi mathvariant="italic">Dt</mi>
      <mo stretchy="false">=</mo>
      <mrow>
        <mi>D</mi>
        <mo stretchy="false">+</mo>
        <mrow>
          <mo fence="true" form="prefix" stretchy="false">(</mo>
          <mrow>
            <mrow>
              <mi>D</mi>
              <mo stretchy="false">∗</mo>
              <mrow>
                <mo fence="true" form="prefix" stretchy="false">(</mo>
                <mrow>
                  <mrow>
                    <mn>0,03</mn>
                    <mo stretchy="false">∗</mo>
                    <mi>H</mi>
                    <mo stretchy="false">/</mo>
                    <mi>t</mi>
                  </mrow>
                </mrow>
                <mo fence="true" form="postfix" stretchy="false">)</mo>
              </mrow>
            </mrow>
          </mrow>
          <mo fence="true" form="postfix" stretchy="false">)</mo>
        </mrow>
      </mrow>
    </mrow>
    <annotation encoding="StarMath 5.0">Dt = D + ( D * (0,03 * H/t)  )</annotation>
  </semantics>
</math>
</file>

<file path=Object 2/content.xml><?xml version="1.0" encoding="utf-8"?>
<math xmlns="http://www.w3.org/1998/Math/MathML" display="block">
  <semantics>
    <mrow>
      <mi mathvariant="italic">Dmr</mi>
      <mo stretchy="false">=</mo>
      <mrow>
        <mi mathvariant="italic">Dm</mi>
        <mo stretchy="false">/</mo>
        <mrow>
          <mo fence="true" stretchy="false">(</mo>
          <mrow>
            <mrow>
              <mn>1</mn>
              <mo stretchy="false">+</mo>
              <mrow>
                <mo fence="true" stretchy="false">(</mo>
                <mrow>
                  <mfrac>
                    <mi mathvariant="italic">MR</mi>
                    <mn>100</mn>
                  </mfrac>
                </mrow>
                <mo fence="true" stretchy="false">)</mo>
              </mrow>
            </mrow>
          </mrow>
          <mo fence="true" stretchy="false">)</mo>
        </mrow>
      </mrow>
    </mrow>
    <annotation encoding="StarMath 5.0">Dmr = Dm / ( 1 + ( {MR} over {100} ) )</annotation>
  </semantics>
</math>
</file>

<file path=Object 20/content.xml><?xml version="1.0" encoding="utf-8"?>
<math xmlns="http://www.w3.org/1998/Math/MathML" display="block">
  <semantics>
    <mrow>
      <mi mathvariant="italic">Dt</mi>
      <mo stretchy="false">=</mo>
      <mrow>
        <mi>D</mi>
        <mo stretchy="false">+</mo>
        <mrow>
          <mo fence="true" form="prefix" stretchy="false">(</mo>
          <mrow>
            <mrow>
              <mi>D</mi>
              <mo stretchy="false">∗</mo>
              <mn>0,1</mn>
            </mrow>
          </mrow>
          <mo fence="true" form="postfix" stretchy="false">)</mo>
        </mrow>
      </mrow>
    </mrow>
    <annotation encoding="StarMath 5.0">Dt = D + ( D * 0,1  )</annotation>
  </semantics>
</math>
</file>

<file path=Object 21/content.xml><?xml version="1.0" encoding="utf-8"?>
<math xmlns="http://www.w3.org/1998/Math/MathML" display="block">
  <semantics>
    <mrow>
      <mi mathvariant="italic">Dt</mi>
      <mo stretchy="false">=</mo>
      <mrow>
        <mi>D</mi>
        <mo stretchy="false">+</mo>
        <mrow>
          <mo fence="true" form="prefix" stretchy="false">(</mo>
          <mrow>
            <mrow>
              <mi>D</mi>
              <mo stretchy="false">∗</mo>
              <mn>0,05</mn>
            </mrow>
          </mrow>
          <mo fence="true" form="postfix" stretchy="false">)</mo>
        </mrow>
      </mrow>
    </mrow>
    <annotation encoding="StarMath 5.0">Dt = D + ( D * 0,05  )</annotation>
  </semantics>
</math>
</file>

<file path=Object 22/content.xml><?xml version="1.0" encoding="utf-8"?>
<math xmlns="http://www.w3.org/1998/Math/MathML" display="block">
  <semantics>
    <mrow>
      <mi mathvariant="italic">Sí</mi>
      <mrow>
        <mi mathvariant="italic">HPn</mi>
        <mo stretchy="false">≤</mo>
        <mrow>
          <mo fence="true" form="prefix" stretchy="false">(</mo>
          <mrow>
            <mrow>
              <mi mathvariant="italic">HPM</mi>
              <mo stretchy="false">∗</mo>
              <mn>0,35</mn>
            </mrow>
          </mrow>
          <mo fence="true" form="postfix" stretchy="false">)</mo>
        </mrow>
      </mrow>
      <mo stretchy="false">⇒</mo>
      <mrow>
        <mi mathvariant="italic">DMt</mi>
        <mo stretchy="false">=</mo>
        <mrow>
          <mi mathvariant="italic">DM</mi>
          <mo stretchy="false">+</mo>
          <mrow>
            <mo fence="true" form="prefix" stretchy="false">(</mo>
            <mrow>
              <mrow>
                <mi mathvariant="italic">DM</mi>
                <mo stretchy="false">∗</mo>
                <mn>0,2</mn>
              </mrow>
            </mrow>
            <mo fence="true" form="postfix" stretchy="false">)</mo>
          </mrow>
        </mrow>
      </mrow>
    </mrow>
    <annotation encoding="StarMath 5.0"> Sí HPn &lt;= (HPM*0,35) drarrow DMt = DM + ( DM*0,2 ) </annotation>
  </semantics>
</math>
</file>

<file path=Object 23/content.xml><?xml version="1.0" encoding="utf-8"?>
<math xmlns="http://www.w3.org/1998/Math/MathML" display="block">
  <semantics>
    <mrow>
      <mi mathvariant="italic">Sí</mi>
      <mrow>
        <mi mathvariant="italic">HPn</mi>
        <mo stretchy="false">≤</mo>
        <mrow>
          <mo fence="true" form="prefix" stretchy="false">(</mo>
          <mrow>
            <mrow>
              <mi mathvariant="italic">HPM</mi>
              <mo stretchy="false">∗</mo>
              <mn>0,35</mn>
            </mrow>
          </mrow>
          <mo fence="true" form="postfix" stretchy="false">)</mo>
        </mrow>
      </mrow>
      <mo stretchy="false">⇒</mo>
      <mrow>
        <mi mathvariant="italic">DMt</mi>
        <mo stretchy="false">=</mo>
        <mrow>
          <mi mathvariant="italic">DM</mi>
          <mo stretchy="false">+</mo>
          <mrow>
            <mo fence="true" form="prefix" stretchy="false">(</mo>
            <mrow>
              <mrow>
                <mi mathvariant="italic">DM</mi>
                <mo stretchy="false">∗</mo>
                <mn>0,3</mn>
              </mrow>
            </mrow>
            <mo fence="true" form="postfix" stretchy="false">)</mo>
          </mrow>
        </mrow>
      </mrow>
    </mrow>
    <annotation encoding="StarMath 5.0"> Sí HPn &lt;= (HPM*0,35) drarrow DMt = DM + ( DM*0,3 ) </annotation>
  </semantics>
</math>
</file>

<file path=Object 24/content.xml><?xml version="1.0" encoding="utf-8"?>
<math xmlns="http://www.w3.org/1998/Math/MathML" display="block">
  <semantics>
    <mrow>
      <mi mathvariant="italic">Dt</mi>
      <mo stretchy="false">=</mo>
      <mrow>
        <mi>D</mi>
        <mo stretchy="false">+</mo>
        <mrow>
          <mo fence="true" form="prefix" stretchy="false">(</mo>
          <mrow>
            <mrow>
              <mi>D</mi>
              <mo stretchy="false">∗</mo>
              <mn>0,08</mn>
            </mrow>
          </mrow>
          <mo fence="true" form="postfix" stretchy="false">)</mo>
        </mrow>
      </mrow>
    </mrow>
    <annotation encoding="StarMath 5.0">Dt = D + ( D * 0,08  )</annotation>
  </semantics>
</math>
</file>

<file path=Object 3/content.xml><?xml version="1.0" encoding="utf-8"?>
<math xmlns="http://www.w3.org/1998/Math/MathML" display="block">
  <semantics>
    <mrow>
      <mi mathvariant="italic">Armor</mi>
      <mo stretchy="false">=</mo>
      <mrow>
        <mrow>
          <mo fence="true" stretchy="false">(</mo>
          <mrow>
            <mrow>
              <mi mathvariant="italic">Ab</mi>
              <mo stretchy="false">−</mo>
              <mfrac>
                <mi mathvariant="italic">RPA</mi>
                <mn>3</mn>
              </mfrac>
            </mrow>
          </mrow>
          <mo fence="true" stretchy="false">)</mo>
        </mrow>
        <mo stretchy="false">+</mo>
        <mrow>
          <mo fence="true" stretchy="false">(</mo>
          <mrow>
            <mrow>
              <mi mathvariant="italic">Aa</mi>
              <mo stretchy="false">−</mo>
              <mfrac>
                <mrow>
                  <mn>2</mn>
                  <mo stretchy="false">∗</mo>
                  <mi mathvariant="italic">RPA</mi>
                </mrow>
                <mn>3</mn>
              </mfrac>
            </mrow>
          </mrow>
          <mo fence="true" stretchy="false">)</mo>
        </mrow>
      </mrow>
    </mrow>
    <annotation encoding="StarMath 5.0">Armor = (Ab - {RPA} over {3} ) + (Aa - {2*RPA} over {3} ) </annotation>
  </semantics>
</math>
</file>

<file path=Object 4/content.xml><?xml version="1.0" encoding="utf-8"?>
<math xmlns="http://www.w3.org/1998/Math/MathML" display="block">
  <semantics>
    <mrow>
      <mi mathvariant="italic">Armor</mi>
      <mo stretchy="false">=</mo>
      <mrow>
        <mrow>
          <mo fence="true" stretchy="false">(</mo>
          <mrow>
            <mrow>
              <mi mathvariant="italic">Ab</mi>
              <mo stretchy="false">−</mo>
              <mrow>
                <mo fence="true" stretchy="false">(</mo>
                <mrow>
                  <mrow>
                    <mi mathvariant="italic">Ab</mi>
                    <mo stretchy="false">∗</mo>
                    <mrow>
                      <mo fence="true" stretchy="false">(</mo>
                      <mrow>
                        <mfrac>
                          <mrow>
                            <mi>R</mi>
                            <mi>%</mi>
                          </mrow>
                          <mn>100</mn>
                        </mfrac>
                      </mrow>
                      <mo fence="true" stretchy="false">)</mo>
                    </mrow>
                  </mrow>
                </mrow>
                <mo fence="true" stretchy="false">)</mo>
              </mrow>
            </mrow>
          </mrow>
          <mo fence="true" stretchy="false">)</mo>
        </mrow>
        <mo stretchy="false">+</mo>
        <mrow>
          <mo fence="true" stretchy="false">(</mo>
          <mrow>
            <mrow>
              <mi mathvariant="italic">Aa</mi>
              <mo stretchy="false">−</mo>
              <mrow>
                <mo fence="true" stretchy="false">(</mo>
                <mrow>
                  <mrow>
                    <mi mathvariant="italic">Aa</mi>
                    <mo stretchy="false">∗</mo>
                    <mrow>
                      <mo fence="true" stretchy="false">(</mo>
                      <mrow>
                        <mfrac>
                          <mrow>
                            <mi>R</mi>
                            <mi>%</mi>
                          </mrow>
                          <mn>100</mn>
                        </mfrac>
                      </mrow>
                      <mo fence="true" stretchy="false">)</mo>
                    </mrow>
                  </mrow>
                </mrow>
                <mo fence="true" stretchy="false">)</mo>
              </mrow>
            </mrow>
          </mrow>
          <mo fence="true" stretchy="false">)</mo>
        </mrow>
      </mrow>
    </mrow>
    <annotation encoding="StarMath 5.0">Armor = (Ab - (Ab*({R%A} over {100}))) + (Aa -  (Aa*({R%A} over {100})) )</annotation>
  </semantics>
</math>
</file>

<file path=Object 5/content.xml><?xml version="1.0" encoding="utf-8"?>
<math xmlns="http://www.w3.org/1998/Math/MathML" display="block">
  <semantics>
    <mrow>
      <mi>P</mi>
      <mrow>
        <mi>%</mi>
        <mo stretchy="false">=</mo>
        <mrow>
          <mrow>
            <mo fence="true" stretchy="false">(</mo>
            <mrow>
              <mrow>
                <mi mathvariant="italic">Ab</mi>
                <mo stretchy="false">−</mo>
                <mrow>
                  <mo fence="true" stretchy="false">(</mo>
                  <mrow>
                    <mrow>
                      <mi mathvariant="italic">Ab</mi>
                      <mo stretchy="false">∗</mo>
                      <mrow>
                        <mo fence="true" stretchy="false">(</mo>
                        <mrow>
                          <mfrac>
                            <mrow>
                              <mi>R</mi>
                              <mi>%</mi>
                            </mrow>
                            <mn>100</mn>
                          </mfrac>
                        </mrow>
                        <mo fence="true" stretchy="false">)</mo>
                      </mrow>
                    </mrow>
                  </mrow>
                  <mo fence="true" stretchy="false">)</mo>
                </mrow>
              </mrow>
            </mrow>
            <mo fence="true" stretchy="false">)</mo>
          </mrow>
          <mo stretchy="false">+</mo>
          <mrow>
            <mo fence="true" stretchy="false">(</mo>
            <mrow>
              <mrow>
                <mi mathvariant="italic">Aa</mi>
                <mo stretchy="false">−</mo>
                <mrow>
                  <mo fence="true" stretchy="false">(</mo>
                  <mrow>
                    <mrow>
                      <mi mathvariant="italic">Aa</mi>
                      <mo stretchy="false">∗</mo>
                      <mrow>
                        <mo fence="true" stretchy="false">(</mo>
                        <mrow>
                          <mfrac>
                            <mrow>
                              <mi>R</mi>
                              <mi>%</mi>
                            </mrow>
                            <mn>100</mn>
                          </mfrac>
                        </mrow>
                        <mo fence="true" stretchy="false">)</mo>
                      </mrow>
                    </mrow>
                  </mrow>
                  <mo fence="true" stretchy="false">)</mo>
                </mrow>
              </mrow>
            </mrow>
            <mo fence="true" stretchy="false">)</mo>
          </mrow>
        </mrow>
      </mrow>
      <mi>,</mi>
      <mrow>
        <mi mathvariant="italic">Dfr</mi>
        <mo stretchy="false">=</mo>
        <mrow>
          <mi mathvariant="italic">Df</mi>
          <mo stretchy="false">/</mo>
          <mrow>
            <mo fence="true" stretchy="false">(</mo>
            <mrow>
              <mrow>
                <mn>1</mn>
                <mo stretchy="false">+</mo>
                <mrow>
                  <mo fence="true" stretchy="false">(</mo>
                  <mrow>
                    <mfrac>
                      <mrow>
                        <mrow>
                          <mi mathvariant="italic">Armor</mi>
                          <mo stretchy="false">−</mo>
                          <mi>P</mi>
                        </mrow>
                        <mi>%</mi>
                      </mrow>
                      <mn>100</mn>
                    </mfrac>
                  </mrow>
                  <mo fence="true" stretchy="false">)</mo>
                </mrow>
              </mrow>
            </mrow>
            <mo fence="true" stretchy="false">)</mo>
          </mrow>
        </mrow>
      </mrow>
    </mrow>
    <annotation encoding="StarMath 5.0">P%A = (Ab - (Ab*({R%A} over {100}))) + (Aa -  (Aa*({R%A} over {100})) ), Dfr = Df / ( 1 + ( {Armor-P%A} over {100} ) )</annotation>
  </semantics>
</math>
</file>

<file path=Object 6/content.xml><?xml version="1.0" encoding="utf-8"?>
<math xmlns="http://www.w3.org/1998/Math/MathML" display="block">
  <semantics>
    <mrow>
      <mrow>
        <mi mathvariant="italic">LR</mi>
        <mo stretchy="false">=</mo>
        <mrow>
          <mi mathvariant="italic">Let</mi>
          <mo stretchy="false">∗</mo>
          <mrow>
            <mo fence="true" stretchy="false">(</mo>
            <mrow>
              <mrow>
                <mn>0,6</mn>
                <mo stretchy="false">+</mo>
                <mrow>
                  <mo fence="true" stretchy="false">(</mo>
                  <mrow>
                    <mfrac>
                      <mrow>
                        <mn>0,4</mn>
                        <mo stretchy="false">∗</mo>
                        <mi mathvariant="italic">Lvl</mi>
                      </mrow>
                      <mn>18</mn>
                    </mfrac>
                  </mrow>
                  <mo fence="true" stretchy="false">)</mo>
                </mrow>
              </mrow>
            </mrow>
            <mo fence="true" stretchy="false">)</mo>
          </mrow>
        </mrow>
      </mrow>
      <mi>,</mi>
      <mrow>
        <mi mathvariant="italic">PPA</mi>
        <mo stretchy="false">=</mo>
        <mrow>
          <mrow>
            <mo fence="true" stretchy="false">(</mo>
            <mrow>
              <mrow>
                <mi mathvariant="italic">Ab</mi>
                <mo stretchy="false">−</mo>
                <mfrac>
                  <mi mathvariant="italic">LR</mi>
                  <mn>3</mn>
                </mfrac>
              </mrow>
            </mrow>
            <mo fence="true" stretchy="false">)</mo>
          </mrow>
          <mo stretchy="false">+</mo>
          <mrow>
            <mo fence="true" stretchy="false">(</mo>
            <mrow>
              <mrow>
                <mi mathvariant="italic">Aa</mi>
                <mo stretchy="false">−</mo>
                <mfrac>
                  <mrow>
                    <mn>2</mn>
                    <mo stretchy="false">∗</mo>
                    <mi mathvariant="italic">LR</mi>
                  </mrow>
                  <mn>3</mn>
                </mfrac>
              </mrow>
            </mrow>
            <mo fence="true" stretchy="false">)</mo>
          </mrow>
        </mrow>
      </mrow>
      <mi>,</mi>
      <mrow>
        <mi mathvariant="italic">Dfr</mi>
        <mo stretchy="false">=</mo>
        <mrow>
          <mi mathvariant="italic">Df</mi>
          <mo stretchy="false">/</mo>
          <mrow>
            <mo fence="true" stretchy="false">(</mo>
            <mrow>
              <mrow>
                <mn>1</mn>
                <mo stretchy="false">+</mo>
                <mrow>
                  <mo fence="true" stretchy="false">(</mo>
                  <mrow>
                    <mfrac>
                      <mrow>
                        <mi mathvariant="italic">Armor</mi>
                        <mo stretchy="false">−</mo>
                        <mi mathvariant="italic">PPA</mi>
                      </mrow>
                      <mn>100</mn>
                    </mfrac>
                  </mrow>
                  <mo fence="true" stretchy="false">)</mo>
                </mrow>
              </mrow>
            </mrow>
            <mo fence="true" stretchy="false">)</mo>
          </mrow>
        </mrow>
      </mrow>
    </mrow>
    <annotation encoding="StarMath 5.0">LR = Let * ( 0,6+( {0,4*Lvl} over {18} ) ), PPA = (Ab - {LR} over {3} ) + (Aa - {2*LR} over {3} ), Dfr = Df / ( 1 + ( {Armor-PPA} over {100} ) )</annotation>
  </semantics>
</math>
</file>

<file path=Object 7/content.xml><?xml version="1.0" encoding="utf-8"?>
<math xmlns="http://www.w3.org/1998/Math/MathML" display="block">
  <semantics>
    <mrow>
      <mi mathvariant="italic">MRt</mi>
      <mo stretchy="false">=</mo>
      <mrow>
        <mi mathvariant="italic">MR</mi>
        <mo stretchy="false">−</mo>
        <mi mathvariant="italic">Rmr</mi>
      </mrow>
    </mrow>
    <annotation encoding="StarMath 5.0">MRt = MR - Rmr</annotation>
  </semantics>
</math>
</file>

<file path=Object 8/content.xml><?xml version="1.0" encoding="utf-8"?>
<math xmlns="http://www.w3.org/1998/Math/MathML" display="block">
  <semantics>
    <mrow>
      <mi mathvariant="italic">MRt</mi>
      <mo stretchy="false">=</mo>
      <mrow>
        <mi mathvariant="italic">MR</mi>
        <mo stretchy="false">−</mo>
        <mrow>
          <mo fence="true" stretchy="false">(</mo>
          <mrow>
            <mrow>
              <mi mathvariant="italic">MR</mi>
              <mo stretchy="false">∗</mo>
              <mrow>
                <mo fence="true" stretchy="false">(</mo>
                <mrow>
                  <mfrac>
                    <mrow>
                      <mi>R</mi>
                      <mtext>%</mtext>
                    </mrow>
                    <mn>100</mn>
                  </mfrac>
                </mrow>
                <mo fence="true" stretchy="false">)</mo>
              </mrow>
            </mrow>
          </mrow>
          <mo fence="true" stretchy="false">)</mo>
        </mrow>
      </mrow>
    </mrow>
    <annotation encoding="StarMath 5.0">MRt = MR - ( MR * ({R%} over {100})  )</annotation>
  </semantics>
</math>
</file>

<file path=Object 9/content.xml><?xml version="1.0" encoding="utf-8"?>
<math xmlns="http://www.w3.org/1998/Math/MathML" display="block">
  <semantics>
    <mrow>
      <mi>P</mi>
      <mrow>
        <mtext>%</mtext>
        <mo stretchy="false">=</mo>
        <mrow>
          <mi mathvariant="italic">MR</mi>
          <mo stretchy="false">−</mo>
          <mrow>
            <mo fence="true" stretchy="false">(</mo>
            <mrow>
              <mrow>
                <mi mathvariant="italic">MR</mi>
                <mo stretchy="false">∗</mo>
                <mrow>
                  <mo fence="true" stretchy="false">(</mo>
                  <mrow>
                    <mfrac>
                      <mrow>
                        <mi>R</mi>
                        <mtext>%</mtext>
                      </mrow>
                      <mn>100</mn>
                    </mfrac>
                  </mrow>
                  <mo fence="true" stretchy="false">)</mo>
                </mrow>
              </mrow>
            </mrow>
            <mo fence="true" stretchy="false">)</mo>
          </mrow>
        </mrow>
      </mrow>
      <mi>,</mi>
      <mrow>
        <mi mathvariant="italic">Dmr</mi>
        <mo stretchy="false">=</mo>
        <mrow>
          <mi mathvariant="italic">Dm</mi>
          <mo stretchy="false">/</mo>
          <mrow>
            <mo fence="true" stretchy="false">(</mo>
            <mrow>
              <mrow>
                <mn>1</mn>
                <mo stretchy="false">+</mo>
                <mrow>
                  <mo fence="true" stretchy="false">(</mo>
                  <mrow>
                    <mfrac>
                      <mrow>
                        <mrow>
                          <mi mathvariant="italic">MR</mi>
                          <mo stretchy="false">−</mo>
                          <mi>P</mi>
                        </mrow>
                        <mtext>%</mtext>
                      </mrow>
                      <mn>100</mn>
                    </mfrac>
                  </mrow>
                  <mo fence="true" stretchy="false">)</mo>
                </mrow>
              </mrow>
            </mrow>
            <mo fence="true" stretchy="false">)</mo>
          </mrow>
        </mrow>
      </mrow>
    </mrow>
    <annotation encoding="StarMath 5.0">P% = MR - ( MR * ({R%} over {100})  ), Dmr = Dm / ( 1 + ( {MR-P%} over {100} ) )</annotation>
  </semantics>
</math>
</file>